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41f" officeooo:paragraph-rsid="0011c41f"/>
    </style:style>
    <style:style style:name="T1" style:family="text">
      <style:text-properties officeooo:rsid="00128f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venements </text:span>Locales : Agenda</text:p>
      <text:p text:style-name="P1"/>
      <text:p text:style-name="P1"><text:a xlink:type="simple" xlink:href="http://www.perche-sarthois.fr/Decouvrir/Agenda" text:style-name="Internet_20_link" text:visited-style-name="Visited_20_Internet_20_Link">http://www.perche-sarthois.fr/Decouvrir/Agenda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6:18:43.946546545</meta:creation-date>
    <dc:date>2017-02-26T16:20:30.051591056</dc:date>
    <meta:editing-duration>PT1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" meta:character-count="73" meta:non-whitespace-character-count="70"/>
  </office:meta>
</office:document-meta>
</file>